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8.498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text-shadow="1pt 1pt"/>
    </style:style>
    <style:style style:name="P7" style:family="paragraph" style:parent-style-name="Text_20_body">
      <style:text-properties fo:text-shadow="1pt 1pt"/>
    </style:style>
    <style:style style:name="P8" style:family="paragraph" style:parent-style-name="Standard">
      <style:text-properties fo:text-shadow="1pt 1pt"/>
    </style:style>
    <style:style style:name="P9" style:family="paragraph" style:parent-style-name="Standard" style:list-style-name="WW8Num1">
      <style:text-properties fo:language="en" fo:country="US"/>
    </style:style>
    <style:style style:name="P10" style:family="paragraph" style:parent-style-name="Standard" style:list-style-name="WW8Num1">
      <style:text-properties fo:language="en" fo:country="US"/>
    </style:style>
    <style:style style:name="P11" style:family="paragraph" style:parent-style-name="Standard" style:list-style-name="WW8Num1">
      <style:text-properties fo:language="en" fo:country="US"/>
    </style:style>
    <style:style style:name="P12" style:family="paragraph" style:parent-style-name="Standard" style:list-style-name="WW8Num1"/>
    <style:style style:name="P13" style:family="paragraph" style:parent-style-name="Standard" style:list-style-name="WW8Num1"/>
    <style:style style:name="P14" style:family="paragraph" style:parent-style-name="Standard" style:list-style-name="WW8Num1"/>
    <style:style style:name="P15" style:family="paragraph" style:parent-style-name="Standard" style:list-style-name="WW8Num1"/>
    <style:style style:name="P16" style:family="paragraph" style:parent-style-name="Standard" style:list-style-name="WW8Num1"/>
    <style:style style:name="P17" style:family="paragraph" style:parent-style-name="Standard" style:list-style-name="L3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4"/>
    <style:style style:name="P21" style:family="paragraph" style:parent-style-name="Standard" style:list-style-name="L4">
      <style:text-properties style:text-underline-style="none"/>
    </style:style>
    <style:style style:name="P22" style:family="paragraph" style:parent-style-name="Standard" style:list-style-name="L4">
      <style:text-properties style:text-underline-style="none"/>
    </style:style>
    <style:style style:name="P23" style:family="paragraph" style:parent-style-name="Standard" style:list-style-name="L4">
      <style:text-properties style:text-underline-style="none"/>
    </style:style>
    <style:style style:name="P24" style:family="paragraph" style:parent-style-name="Standard" style:list-style-name="L4">
      <style:text-properties style:text-underline-style="none"/>
    </style:style>
    <style:style style:name="P25" style:family="paragraph" style:parent-style-name="Standard" style:list-style-name="L4">
      <style:text-properties style:text-underline-style="none"/>
    </style:style>
    <style:style style:name="P26" style:family="paragraph" style:parent-style-name="Standard" style:list-style-name="L4">
      <style:text-properties style:text-underline-style="none"/>
    </style:style>
    <style:style style:name="P27" style:family="paragraph" style:parent-style-name="Standard" style:list-style-name="L4">
      <style:text-properties style:text-underline-style="none"/>
    </style:style>
    <style:style style:name="P28" style:family="paragraph" style:parent-style-name="Standard" style:list-style-name="L4">
      <style:text-properties style:text-underline-style="none"/>
    </style:style>
    <style:style style:name="P29" style:family="paragraph" style:parent-style-name="Standard" style:list-style-name="L4">
      <style:text-properties style:text-underline-style="none"/>
    </style:style>
    <style:style style:name="P30" style:family="paragraph" style:parent-style-name="Standard" style:list-style-name="L4">
      <style:text-properties style:text-underline-style="none"/>
    </style:style>
    <style:style style:name="P31" style:family="paragraph" style:parent-style-name="Standard" style:list-style-name="L4">
      <style:text-properties style:text-underline-style="none"/>
    </style:style>
    <style:style style:name="P32" style:family="paragraph" style:parent-style-name="Standard" style:list-style-name="L4"/>
    <style:style style:name="P33" style:family="paragraph" style:parent-style-name="Standard" style:list-style-name="L4"/>
    <style:style style:name="P34" style:family="paragraph" style:parent-style-name="Standard" style:list-style-name="L4"/>
    <style:style style:name="P35" style:family="paragraph" style:parent-style-name="Standard" style:list-style-name="L4"/>
    <style:style style:name="P36" style:family="paragraph" style:parent-style-name="Standard" style:list-style-name="L4"/>
    <style:style style:name="P37" style:family="paragraph" style:parent-style-name="Standard" style:list-style-name="L4"/>
    <style:style style:name="P38" style:family="paragraph" style:parent-style-name="Text_20_body" style:list-style-name="L1"/>
    <style:style style:name="P39" style:family="paragraph" style:parent-style-name="Text_20_body" style:list-style-name="L1"/>
    <style:style style:name="P40" style:family="paragraph" style:parent-style-name="Text_20_body" style:list-style-name="L2"/>
    <style:style style:name="P41" style:family="paragraph" style:parent-style-name="Text_20_body" style:list-style-name="L2"/>
    <style:style style:name="P42" style:family="paragraph" style:parent-style-name="Text_20_body" style:list-style-name="L4"/>
    <style:style style:name="P43" style:family="paragraph" style:parent-style-name="Text_20_body" style:list-style-name="L4"/>
    <style:style style:name="P44" style:family="paragraph" style:parent-style-name="Text_20_body" style:list-style-name="L4"/>
    <style:style style:name="P45" style:family="paragraph" style:parent-style-name="Level_20_1" style:list-style-name="L4"/>
    <style:style style:name="P46" style:family="paragraph" style:parent-style-name="Level_20_1" style:list-style-name="L4"/>
    <style:style style:name="P47" style:family="paragraph" style:parent-style-name="Poem" style:list-style-name="L4"/>
    <style:style style:name="P48" style:family="paragraph" style:parent-style-name="Poem" style:list-style-name="L4"/>
    <style:style style:name="P49" style:family="paragraph" style:parent-style-name="Epigraph" style:list-style-name="L4">
      <style:text-properties style:text-underline-style="none"/>
    </style:style>
    <style:style style:name="P50" style:family="paragraph" style:parent-style-name="Epigraph" style:list-style-name="L4"/>
    <style:style style:name="P51" style:family="paragraph" style:parent-style-name="Annotation" style:list-style-name="L4"/>
    <style:style style:name="P52" style:family="paragraph" style:parent-style-name="Annotation" style:list-style-name="L4">
      <style:text-properties style:text-underline-style="none"/>
    </style:style>
    <style:style style:name="P53" style:family="paragraph" style:parent-style-name="Level_20_2" style:list-style-name="L4"/>
    <style:style style:name="P54" style:family="paragraph" style:parent-style-name="Level_20_2" style:list-style-name="L4">
      <style:text-properties style:text-underline-style="none"/>
    </style:style>
    <style:style style:name="P55" style:family="paragraph" style:parent-style-name="Level_20_2" style:list-style-name="L4">
      <style:text-properties style:text-underline-style="none"/>
    </style:style>
    <style:style style:name="P56" style:family="paragraph" style:parent-style-name="Level_20_2" style:list-style-name="L4">
      <style:text-properties style:text-underline-style="none"/>
    </style:style>
    <style:style style:name="P57" style:family="paragraph" style:parent-style-name="Level_20_2" style:list-style-name="L4">
      <style:text-properties style:text-underline-style="none"/>
    </style:style>
    <style:style style:name="P58" style:family="paragraph" style:parent-style-name="Level_20_2" style:list-style-name="L4">
      <style:text-properties style:text-underline-style="none"/>
    </style:style>
    <style:style style:name="P59" style:family="paragraph" style:parent-style-name="Level_20_2" style:list-style-name="L4">
      <style:text-properties style:text-underline-style="none"/>
    </style:style>
    <style:style style:name="P60" style:family="paragraph" style:parent-style-name="Level_20_2" style:list-style-name="L4">
      <style:text-properties style:text-underline-style="none"/>
    </style:style>
    <style:style style:name="P61" style:family="paragraph" style:parent-style-name="Poem_20_Title" style:list-style-name="L4"/>
    <style:style style:name="P62" style:family="paragraph" style:parent-style-name="Level_20_3" style:list-style-name="L2"/>
    <style:style style:name="P63" style:family="paragraph" style:parent-style-name="Level_20_3" style:list-style-name="L4"/>
    <style:style style:name="P64" style:family="paragraph" style:parent-style-name="Poem_20_Author" style:list-style-name="L4"/>
    <style:style style:name="P65" style:family="paragraph" style:parent-style-name="Poem_20_Author" style:list-style-name="L4"/>
    <style:style style:name="P66" style:family="paragraph" style:parent-style-name="Poem_20_Author" style:list-style-name="L4"/>
    <style:style style:name="P67" style:family="paragraph" style:parent-style-name="Epigraph_20_Author" style:list-style-name="L4">
      <style:text-properties style:text-underline-style="none"/>
    </style:style>
    <style:style style:name="P68" style:family="paragraph" style:parent-style-name="Epigraph_20_Author" style:list-style-name="L4"/>
    <style:style style:name="P69" style:family="paragraph" style:parent-style-name="_5f_Book_20_Annotation" style:list-style-name="L4"/>
    <style:style style:name="P70" style:family="paragraph" style:parent-style-name="_5f_Book_20_Annotation" style:list-style-name="L4"/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fo:text-shadow="1pt 1pt"/>
    </style:style>
    <style:style style:name="T7" style:family="text">
      <style:text-properties style:text-outline="true"/>
    </style:style>
    <style:style style:name="T8" style:family="text">
      <style:text-properties style:text-outline="true" fo:text-shadow="non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outline="false" fo:text-shadow="none"/>
    </style:style>
    <style:style style:name="T14" style:family="text">
      <style:text-properties style:text-outline="false" fo:text-shadow="1pt 1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A"/>Автор документа</text:p>
      <text:p text:style-name="Book_20_Title"><text:bookmark text:name="bBT"/>Тест конвертера ExportToFB21<text:note text:id="ftn1" text:note-class="footnote"><text:note-citation>1</text:note-citation><text:note-body>
      <text:p text:style-name="Footnote">Новая версия конвертора Version 2.1— поддержка экспорта таблиц и тегов картинок (пока без экспорта самих картинок)</text:p></text:note-body></text:note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9">&lt;Пример&gt; &lt;с уголками и &amp;&gt;</text:span><text:span text:style-name="T9"><text:note text:id="ftn3" text:note-class="footnote"><text:note-citation>3</text:note-citation><text:note-body>
       <text:p text:style-name="Footnote">Сноска после эпиграфа — посмотрите <text:span text:style-name="T11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<text:bookmark text:name="bEA2"/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7">разными</text:span> стилями — <text:span text:style-name="T12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11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<text:bookmark text:name="bAnnot6"/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Annotation">11. Многое другое (см. справку)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7">FictionBook</text:span> формата 2.1), <text:s/>и то, где должны быть секции, которые можно просмотреть в редакторах <text:span text:style-name="T7">FictionBook Editor</text:span>, <text:s/><text:span text:style-name="T6">FictionBook Writer </text:span>или <text:s/><text:span text:style-name="T6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text:soft-page-break/><draw:frame draw:style-name="fr2" draw:name="1- Графический объект5" text:anchor-type="as-char" svg:y="-0.661cm" svg:width="0.635cm" svg:height="0.635cm" draw:z-index="5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6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7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5 — другие читалки и редакторы (пока) не поддерживают просмотр (редактирование) inline картинок. Так, что код можно проверить и в текстовом редакторе, он должен быть таким:</text:p>
      <text:p text:style-name="P7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1"><text:a xlink:type="simple" xlink:href="http://www.rr.ru/">&lt;Заголовок</text:a> 1:1&gt;</text:p>
            </table:table-cell>
            <table:table-cell table:style-name="Таблица1.B1" office:value-type="string">
              <text:p text:style-name="P2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5">1:<text:span text:style-name="T15">1</text:span></text:p>
          </table:table-cell>
          <table:table-cell table:style-name="Таблица1.B2" office:value-type="string">
            <text:p text:style-name="P3">1:2</text:p>
          </table:table-cell>
        </table:table-row>
        <table:table-row>
          <table:table-cell table:style-name="Таблица1.A2" office:value-type="string">
            <text:p text:style-name="P6">2:1</text:p>
          </table:table-cell>
          <table:table-cell table:style-name="Таблица1.B2" office:value-type="string">
            <text:p text:style-name="P4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0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ка стиха</text:p>
      <text:p text:style-name="Poem_20_Title"><text:bookmark text:name="bPT2"/>2-я часть заголов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<text:bookmark text:name="bPoem"/>Еще стих</text:p>
      <text:p text:style-name="Poem_20_Author"><text:bookmark text:name="bPA1"/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Часть 1. Демонстрация вложенности элементов на смежных уровнях (Уровень 1) 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<text:bookmark text:name="bE2"/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<text:soft-page-break/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<text:span text:style-name="T12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1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Глава 1.1. Демонстрация вложенности элементов на <text:s/>уровнях с одним рангом (номером) (Уровень 2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<text:bookmark text:name="bCite"/>Пример Цитаты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<text:bookmark text:name="bCA1"/>1 Автор цитаты</text:p>
      <text:p text:style-name="Cite_20_Author"><text:bookmark text:name="bCA2"/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1">Заголовок 1:1</text:p>
            </table:table-cell>
            <table:table-cell table:style-name="Таблица3.B1" office:value-type="string">
              <text:p text:style-name="P1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1">Заголовок 2:1</text:p>
            </table:table-cell>
            <table:table-cell table:style-name="Таблица3.B2" office:value-type="string">
              <text:p text:style-name="P1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text:soft-page-break/><draw:frame draw:style-name="fr7" draw:name="Картинка между уровнями одного ранга, привязка как символ" text:anchor-type="as-char" svg:y="0cm" svg:width="2.032cm" svg:height="3.53cm" draw:z-index="2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Глава 1.2 (Уровень 2 )</text:p>
      <text:p text:style-name="Level_20_3">Глава 1.2.1 (Уровень 3)</text:p>
      <text:p text:style-name="Standard">Текст</text:p>
      <text:p text:style-name="SubTitle">Подзаголовок (<text:span text:style-name="T2">* * *</text:span>)</text:p>
      <text:p text:style-name="Standard"><text:bookmark text:name="bText"/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Таблица4.1">
            <table:table-cell table:style-name="Таблица4.A1" office:value-type="string">
              <text:p text:style-name="P1">Заголовок 1:1</text:p>
            </table:table-cell>
            <table:table-cell table:style-name="Таблица4.B1" office:value-type="string">
              <text:p text:style-name="P1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/>
      <text:p text:style-name="Level_20_1">Часть 2. Разные способы форматирования стилем &lt;code&gt; (Уровень 1)</text:p>
      <text:p text:style-name="Standard">1. Текст, где нужное слово форматируем <text:span text:style-name="T8">«контуром»</text:span><text:span text:style-name="T13">.</text:span></text:p>
      <text:p text:style-name="Standard"/>
      <text:p text:style-name="P8">2. Текст, иллюстрирующий тег «code» - сразу два абзаца.</text:p>
      <text:p text:style-name="P8">Текст, где сразу два абзаца отформатированы с помощью «тень».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3"><draw:image xlink:href="Pictures/10000000000000F0000001A15C11469B.png" xlink:type="simple" xlink:show="embed" xlink:actuate="onLoad"/>
    </draw:frame></text:p>
      <text:p text:style-name="Level_20_1">Часть 3. Демонстрация экспорта сложных структур (Уровень 1)</text:p>
      <text:p text:style-name="Standard">Т.к. конвер позволяем экспортировать сложные структуры (цитаты, содержащие Стихи и т.д.), то для <text:span text:style-name="T2">отделения одного элемента от другого</text:span> (например цитаты от стиха). используйте <text:span text:style-name="T3">пустую</text:span> строку <text:span text:style-name="T3">без форматирования</text:span>! Если между элементами (цитата и цитата, стих и цитата...) нет пустой строки без форматирования, то конверт ор воспример эти элементы, как с<text:span text:style-name="T3">оставную структуру,</text:span> конечно, если она соответствует схеме FictionBook.</text:p>
      <text:p text:style-name="Level_20_2">3.1. Разные виды стихов (Уровень 2)</text:p>
      <text:p text:style-name="Standard">В следующих примерах одна строка — это целое четверостишие.</text:p>
      <text:p text:style-name="Standard"/>
      <text:p text:style-name="SubTitle"><text:soft-page-break/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<text:bookmark text:name="bSubTitle2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 <text:span text:style-name="T3">Работает и с включенной опцией «Удалять пустые абзацы»</text:span>!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1-е четверостишие</text:p>
      <text:p text:style-name="Standard"/>
      <text:p text:style-name="Poem">1-е четверостишие</text:p>
      <text:p text:style-name="Standard">«Секрет» этого — между четверостишиями пустая строка без стиля Poem. <text:span text:style-name="T3">Работает и с включенной опцией «Удалять пустые абзацы»</text:span>!</text:p>
      <text:p text:style-name="SubTitle">Пример стиха сложной структуры (новая схема FictionBook)</text:p>
      <text:p text:style-name="Standard">Стих с Заголовком, Подзаголовками Эпиграфом, Авторами, Датой написания:</text:p>
      <text:p text:style-name="Poem_20_Title">1-й Заголовок Поэмы</text:p>
      <text:p text:style-name="Poem_20_Title">2-й Заголовок Поэмы</text:p>
      <text:p text:style-name="Poem_20_Epigraph">Эпиграф — строка1</text:p>
      <text:p text:style-name="Poem_20_Epigraph">Эпиграф — строка2</text:p>
      <text:p text:style-name="Poem_20_Epigraph_20_Author">1 Автор эпиграфа поэмы</text:p>
      <text:p text:style-name="Poem_20_Epigraph_20_Author">2 Автор эпиграфа поэмы</text:p>
      <text:p text:style-name="Poem_20_SubTitle">Подзаголовок 1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p text:style-name="Level_20_2">3.2. Сложные Цитаты(Уровень 2)</text:p>
      <text:p text:style-name="Standard">Теперь Конвертор позволяем экспортировать и <text:span text:style-name="T3">сложные</text:span> Цитаты, содержание <text:span text:style-name="T3">чередование</text:span> Текста, Подзаголовков, Пустых Строк, Поэм (со всеми их элементами) и Таблиц.</text:p>
      <text:p text:style-name="Standard">Вот пример:</text:p>
      <text:p text:style-name="Cite_20_SubTitle">Подзаголовок Цитаты — Сложная Цитата</text:p>
      <text:p text:style-name="Cite"/>
      <text:p text:style-name="Cite">Что-то цитируем...</text:p>
      <text:p text:style-name="Cite"><text:soft-page-break/></text:p>
      <text:p text:style-name="Cite">После пустой строки — еще что-то цитируем. Ниже <text:span text:style-name="T3">внутри</text:span> <text:span text:style-name="T2">этой же цитаты </text:span>— Составной Подзаголовок и Сложная Поэма:</text:p>
      <text:p text:style-name="Cite_20_SubTitle">1-я строка Подзаголовка Цитаты</text:p>
      <text:p text:style-name="Cite_20_SubTitle">2-я строка Подзаголовка Цитаты</text:p>
      <text:p text:style-name="Poem_20_Title">Заголовок Поэмы (PoemTitle)</text:p>
      <text:p text:style-name="Poem_20_Epigraph">Эпиграф Стиха</text:p>
      <text:p text:style-name="Poem_20_Epigraph_20_Author">Автор Эпиграфа Стиха</text:p>
      <text:p text:style-name="Poem">1 Строчка Стиха</text:p>
      <text:p text:style-name="Poem">2 Строчка Стиха</text:p>
      <text:p text:style-name="Poem_20_SubTitle">Подзаголовок Стиха</text:p>
      <text:p text:style-name="Poem">Еще одна Строчка Стиха</text:p>
      <text:p text:style-name="Poem_20_Author">1-й <text:s/>Автор Стиха</text:p>
      <text:p text:style-name="Poem_20_Author">2-й Автор Стиха</text:p>
      <text:p text:style-name="Poem_20_Date">Год написания Стиха 2008</text:p>
      <text:p text:style-name="Cite">Текст цитаты после «Цитатной» Поэмы.</text:p>
      <text:p text:style-name="Cite">Теперь <text:span text:style-name="T3">внутри</text:span> <text:span text:style-name="T2">этой же Цитаты</text:span> — Таблица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Cite">1:1</text:p>
          </table:table-cell>
          <table:table-cell table:style-name="Таблица5.B1" office:value-type="string">
            <text:p text:style-name="Cite">1:2</text:p>
          </table:table-cell>
        </table:table-row>
        <table:table-row>
          <table:table-cell table:style-name="Таблица5.A2" office:value-type="string">
            <text:p text:style-name="Cite">2:1</text:p>
          </table:table-cell>
          <table:table-cell table:style-name="Таблица5.B2" office:value-type="string">
            <text:p text:style-name="Cite">2:2</text:p>
          </table:table-cell>
        </table:table-row>
      </table:table>
      <text:p text:style-name="Cite">Текст <text:s/>все той-же цитаты</text:p>
      <text:p text:style-name="Cite_20_Author">1-й <text:s/>Автор Цитаты</text:p>
      <text:p text:style-name="Cite_20_Author">2-й Автор Цитаты</text:p>
      <text:p text:style-name="Cite">А это уже другая цитата. Просто для проверки, что эти 2 цитаты «не слиплись».</text:p>
      <text:p text:style-name="Level_20_1">Часть 4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1">
        <text:list-item>
          <text:p text:style-name="P38"><text:span text:style-name="T3">Первая</text:span> строка <text:span text:style-name="T2">маркированного</text:span> текста</text:p>
        </text:list-item>
        <text:list-item>
          <text:p text:style-name="P38"><text:span text:style-name="T3">Вторая</text:span> строка <text:span text:style-name="T2">маркированного</text:span> текста</text:p>
        </text:list-item>
      </text:list>
      <text:p text:style-name="Level_20_2">Структура с <text:span text:style-name="T2">многоступенчатой</text:span> <text:span text:style-name="T3">нумерацией</text:span><text:span text:style-name="T11"> (Уровень 2)</text:span></text:p>
      <text:list text:style-name="WW8Num1">
        <text:list-item>
          <text:p text:style-name="P9"><text:span text:style-name="T3">1-я </text:span>строка</text:p>
          <text:list>
            <text:list-item>
              <text:p text:style-name="P12">1-я <text:span text:style-name="T2">подстрока<text:tab/></text:span><text:span text:style-name="T15">1-й строки</text:span></text:p>
            </text:list-item>
            <text:list-item>
              <text:p text:style-name="P12">2-я <text:span text:style-name="T2">подстрока<text:tab/></text:span><text:span text:style-name="T15">1-й строки</text:span></text:p>
            </text:list-item>
            <text:list-item>
              <text:p text:style-name="P12"><text:soft-page-break/>3-я <text:span text:style-name="T2">подстрока<text:tab/></text:span><text:span text:style-name="T15">1-й строки</text:span></text:p>
            </text:list-item>
          </text:list>
        </text:list-item>
        <text:list-item>
          <text:p text:style-name="P9"><text:span text:style-name="T3">2-я </text:span>строка</text:p>
        </text:list-item>
        <text:list-item>
          <text:p text:style-name="P9"><text:span text:style-name="T3">3-я </text:span>строка</text:p>
          <text:list>
            <text:list-item>
              <text:p text:style-name="P12">1-я <text:span text:style-name="T2">подстрока<text:tab/>3</text:span><text:span text:style-name="T15">-й строки</text:span></text:p>
            </text:list-item>
            <text:list-item>
              <text:p text:style-name="P12"/>
            </text:list-item>
          </text:list>
        </text:list-item>
      </text:list>
      <text:p text:style-name="Level_20_2"><text:span text:style-name="T3">Нумерованной</text:span> структуры из 3-х элементов, 2-й элемент которой <text:s/>- Заголовок (Уровень 2)</text:p>
      <text:p text:style-name="Standard"/>
      <text:list text:style-name="L2">
        <text:list-item>
          <text:p text:style-name="P40"><text:span text:style-name="T4">Зачеркнутый</text:span><text:span text:style-name="T16"> в 1-й строке</text:span></text:p>
        </text:list-item>
        <text:list-item>
          <text:p text:style-name="P62"><text:span text:style-name="T3">Нумерованный</text:span> Заголовок (Уровень 3)</text:p>
        </text:list-item>
        <text:list-item>
          <text:p text:style-name="P40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text:style-name="L3">
        <text:list-item>
          <text:p text:style-name="P17">123 456</text:p>
        </text:list-item>
        <text:list-item>
          <text:p text:style-name="P17"><text:a xlink:type="simple" xlink:href="http://www.gribuser.ru/">789 101112</text:a></text:p>
        </text:list-item>
      </text:list>
      <text:p text:style-name="Level_20_2"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4">
        <text:list-item>
          <text:p text:style-name="P42"><text:span text:style-name="T4">Зачеркнутый</text:span><text:span text:style-name="T16"> в 1-й строке</text:span></text:p>
        </text:list-item>
        <text:list-item>
          <text:p text:style-name="P63"><text:span text:style-name="T3">Маркированный</text:span> Заголовок (Уровень 3)</text:p>
        </text:list-item>
        <text:list-item>
          <text:p text:style-name="P42"><text:a xlink:type="simple" xlink:href="http://www.gribuser.ru/"><text:span text:style-name="T9">Гиперссылка маркированная</text:span></text:a></text:p>
          <text:p text:style-name="P53">«Маркированные» и «Нумерованный» Авторы Цитат, Эпиграфов, Поэм</text:p>
          <text:p text:style-name="P47">Поэма</text:p>
        </text:list-item>
        <text:list-item>
          <text:p text:style-name="P64">Маркированный 1 Автор Поэмы</text:p>
        </text:list-item>
        <text:list-item>
          <text:p text:style-name="P64">Маркированный 2 Автор Поэмы</text:p>
          <text:p text:style-name="P19">И так далее...</text:p>
          <text:p text:style-name="P45"><text:soft-page-break/>Часть 5. «Ссылки внутри документа» (Уровень 1)<text:note text:id="ftn12" text:note-class="footnote"><text:note-citation>11</text:note-citation><text:note-body>
        <text:p text:style-name="Footnote"><text:bookmark-start text:name="DDE_LINK1"/>Пример того, что из текста сноски можно ссылаться куда угодно, например на <text:a xlink:type="simple" xlink:href="#bBT">Название Документа</text:a><text:bookmark-end text:name="DDE_LINK1"/></text:p></text:note-body></text:note></text:p>
          <text:p text:style-name="P54">Переход на абзацы текста</text:p>
          <text:p text:style-name="P19"><text:span text:style-name="T9">1. Ссылаться н</text:span><text:span text:style-name="T10">а разные элементы структуры </text:span><text:span text:style-name="T9">текста (Цитаты, Авто Поэмы, </text:span><text:span text:style-name="T9">Заголовок...) можно и</text:span><text:span text:style-name="T10">з разных элементов структуры</text:span><text:span text:style-name="T9"> текста (Автор Эпиграфа, Заголовок, Заголовок Поэмы...). </text:span></text:p>
          <text:p text:style-name="P21">2. В нижеприведенных примерах после дефиса (-) в кавычках стоит текст элемента структуры, куда мы хотим адресовать ссылку. Так легче проверить работоспособность конвертора.</text:p>
          <text:p text:style-name="P21">4. Переход из текста сноски есть — это сноска из заголовка «Часть 5. «Ссылки внутри документа» (Уровень 1)». Перейдите по ней и опробуйте ссылку из нее на Аннотацию.</text:p>
          <text:p text:style-name="P21">3. Поэкспериментируйте.</text:p>
          <text:p text:style-name="P21"/>
          <text:p text:style-name="P19"><text:a xlink:type="simple" xlink:href="#bText">Переход</text:a><text:span text:style-name="T9"> на текст «В этом Подзаголовке звездочки * * * - «под курсивом», а сам Подзаголовок и скобки — без стиля».</text:span></text:p>
          <text:p text:style-name="P54">Переход на Поэмы</text:p>
          <text:p text:style-name="P19"><text:a xlink:type="simple" xlink:href="#bPT2">Переход</text:a><text:span text:style-name="T9"> на Заголовок Поэмы - «2-я часть заголовка стиха».</text:span></text:p>
          <text:p text:style-name="P19"><text:a xlink:type="simple" xlink:href="#bPoem">Переход</text:a><text:span text:style-name="T9"> на строку Поэмы - «Еще стих».</text:span></text:p>
          <text:p text:style-name="P19"><text:a xlink:type="simple" xlink:href="#bPA1">Переход</text:a><text:span text:style-name="T9"> на Автора Поэмы - «1 </text:span><text:span text:style-name="T5">Автор</text:span><text:span text:style-name="T9"> стиха».</text:span></text:p>
          <text:p text:style-name="P54">Переход на Цитаты</text:p>
          <text:p text:style-name="P61"><text:span text:style-name="T9">Это — заголовок Поэмы. Из нее </text:span><text:a xlink:type="simple" xlink:href="#bCite">перейдем</text:a><text:span text:style-name="T9"> на текст Цитаты - «Пример Цитаты»</text:span></text:p>
          <text:p text:style-name="P47"><text:span text:style-name="T9">Это — строка Поэмы. Из нее </text:span><text:a xlink:type="simple" xlink:href="#bCA1">перейдем</text:a><text:span text:style-name="T9"> на 1 Автора Цитаты - «</text:span><text:bookmark text:name="bCA11"/><text:span text:style-name="T9">1 Автор цитаты»</text:span></text:p>
          <text:p text:style-name="P64"><text:span text:style-name="T9">Это — Автор Поэмы. Отсюда </text:span><text:a xlink:type="simple" xlink:href="#bCA2">перейдем</text:a><text:span text:style-name="T9"> на 2 Автора Цитаты - «2 Автор цитаты».</text:span></text:p>
          <text:p text:style-name="P54">Переход на Аннотацию</text:p>
          <text:p text:style-name="P49">Это — Эпиграф.</text:p>
          <text:p text:style-name="P50"><text:span text:style-name="T9">Отсюда </text:span><text:a xlink:type="simple" xlink:href="#bAnnot2">перейдем</text:a><text:span text:style-name="T9"> на Аннотацию - «Пример </text:span><text:span text:style-name="T9">Аннотации»</text:span></text:p>
          <text:p text:style-name="P67">Это — Автор Эпиграфа.</text:p>
          <text:p text:style-name="P68"><text:span text:style-name="T9">Отсюда </text:span><text:a xlink:type="simple" xlink:href="#bAnnot2">перейдем туда - же</text:a><text:span text:style-name="T9"> на Аннотацию - «Пример Аннотации»</text:span></text:p>
        </text:list-item>
        <text:list-item>
          <text:p text:style-name="P21">Просто текст</text:p>
          <text:p text:style-name="P54">Переход на Подзаголовки (SubTitle)</text:p>
          <text:p text:style-name="P19"><text:a xlink:type="simple" xlink:href="#bSubTitle2">Переход</text:a><text:span text:style-name="T9"> на Подзаголовок (SubTitle) - «</text:span><text:bookmark text:name="bSubTitle21"/><text:span text:style-name="T9">Пример стихов, где каждое четверостишие взято в «свое» &lt;stanza&gt;».</text:span></text:p>
          <text:p text:style-name="P54"><text:soft-page-break/>Переход на Заголовки (Level)</text:p>
        </text:list-item>
      </text:list>
      <text:p text:style-name="Standard"><text:a xlink:type="simple" xlink:href="#bL41">Переход</text:a><text:span text:style-name="T9"> на Заголовок (Уровень) - «</text:span><text:bookmark text:name="bL411"/><text:span text:style-name="T10">Маркированная</text:span><text:span text:style-name="T9"> структура (Уровень 2)».</text:span></text:p>
      <text:list text:style-name="L4">
        <text:list-header>
          <text:p text:style-name="P54">Переход на Эпиграфы</text:p>
          <text:p text:style-name="P51"><text:span text:style-name="T9">Это — Аннотация. Отсюда </text:span><text:a xlink:type="simple" xlink:href="#bEA2">перейдем</text:a><text:span text:style-name="T9"> на Автора Эпиграфа - «</text:span><text:bookmark text:name="bEA21"/><text:span text:style-name="T9">2 &lt;</text:span><text:span text:style-name="T10">Автор</text:span><text:span text:style-name="T9"> 1-го эпиграфа&gt; ».</text:span></text:p>
          <text:p text:style-name="P52"><text:bookmark text:name="bAnnot2"/>Пример Аннотации.</text:p>
          <text:p text:style-name="P42"><text:a xlink:type="simple" xlink:href="#bE2">Переход</text:a><text:span text:style-name="T9"> на Эпиграф - «</text:span><text:bookmark text:name="bE21"/><text:span text:style-name="T9">2 Эпиграф».</text:span></text:p>
          <text:p text:style-name="P45"><text:bookmark text:name="b6"/>Часть 6. Демонстрация работы «служебных стилей»</text:p>
          <text:p text:style-name="P69">Небольшой пример аннотации на книгу с «форматированием».</text:p>
          <text:p text:style-name="P69">Он состоит из 2-х абзацев с ссылкой на <text:a xlink:type="simple" xlink:href="#b6">Часть 6</text:a>, <text:a xlink:type="simple" xlink:href="http://www.gribuser.ru/">гиперссылкой</text:a> и сноской<text:note text:id="ftn13" text:note-class="footnote"><text:note-citation>12</text:note-citation><text:note-body>
        <text:p text:style-name="Footnote">Сноска из Аннотацию на Книгу</text:p></text:note-body></text:note>.</text:p>
        </text:list-header>
      </text:list>
      <text:p text:style-name="_23_Book_20_Author"><text:span text:style-name="_23_Name">Автор1 Имя</text:span> <text:span text:style-name="_23_Family">Автор1 Фамилия</text:span> <text:span text:style-name="_23_Patronymic">Автор1 Отчество</text:span> <text:span text:style-name="_23_Nick">Автор1 Ник</text:span></text:p>
      <text:p text:style-name="_23_Book_20_Author"><text:span text:style-name="_23_Name">Автор2 Имя</text:span> <text:span text:style-name="_23_Email">Автор2 Email</text:span> <text:span text:style-name="_23_WebSite">Автор2 HomePage</text:span></text:p>
      <text:p text:style-name="_23_Book_20_Translator"><text:span text:style-name="_23_Name">Переводчик1 </text:span><text:span text:style-name="_23_Family">Имя Переводчик1 Фамилия</text:span> <text:span text:style-name="_23_Patronymic">Переводчик1 Отчество</text:span> <text:span text:style-name="_23_Nick">Переводчик1 Ник</text:span></text:p>
      <text:p text:style-name="_23_Book_20_Translator"><text:span text:style-name="_23_Name">Переводчик2 Имя</text:span> <text:span text:style-name="_23_Email">Переводчик2 Email</text:span> <text:span text:style-name="_23_WebSite">Переводчик2 HomePage</text:span></text:p>
      <text:p text:style-name="_5f_Book_20_Keywords">1 2 3 4 5 6 7 8 9 0</text:p>
      <text:p text:style-name="_5f_Book_20_Date_20_Value">2008-03-31</text:p>
      <text:p text:style-name="_5f_Book_20_Date_20_Text">2008</text:p>
      <text:p text:style-name="_23_Book_20_Series"><text:span text:style-name="_23_Sequence">Серия Название</text:span> <text:span text:style-name="_23_Sequence_20_Number">001</text:span></text:p>
      <text:p text:style-name="_5f_PaperBook_20_Name">Название Бумажной Книги</text:p>
      <text:p text:style-name="_5f_PaperBook_20_Publisher">Издательство</text:p>
      <text:p text:style-name="_5f_PaperBook_20_Year">2000</text:p>
      <text:p text:style-name="_5f_PaperBook_20_ISBN">ISBN</text:p>
      <text:p text:style-name="_5f_PaperBook_20_City">Город</text:p>
      <text:p text:style-name="_23_PaperBook_20_Series"><text:span text:style-name="_23_PaperBook_20_Sequence">СерияБК1</text:span> <text:span text:style-name="_23_PaperBook_20_Sequence_20_Number">2</text:span></text:p>
      <text:p text:style-name="_23_PaperBook_20_Series"><text:span text:style-name="_23_PaperBook_20_Sequence_20_Number">1</text:span></text:p>
      <text:p text:style-name="_23_Custom_20_Info"><text:span text:style-name="_23_PaperBook_20_Sequence_20_Number">Custom </text:span><text:span text:style-name="_23_Custom_20_Info_20_Type">editor</text:span><text:span text:style-name="_23_PaperBook_20_Sequence_20_Number"> </text:span><text:span text:style-name="_23_Custom_20_Info_20_Value">ФИО Редактора</text:span></text:p>
      <text:p text:style-name="_23_Custom_20_Info"><text:span text:style-name="_23_PaperBook_20_Sequence_20_Number">Custom </text:span><text:span text:style-name="_23_Custom_20_Info_20_Type">edition</text:span><text:span text:style-name="_23_PaperBook_20_Sequence_20_Number"> </text:span><text:span text:style-name="_23_Custom_20_Info_20_Value">5</text:span></text:p>
      <text:list text:style-name="L4">
        <text:list-header>
          <text:p text:style-name="P21">В fb2-файл в этой 6-й части должен быть только этот абзац и все ниже его. Все остальные данные выше и до названия этого раздела 6 должны быть помещены в «свои» тэги.</text:p>
          <text:p text:style-name="P21">1. Тест сработает при выборе в <text:span text:style-name="T3">Диалоге Настроек</text:span> опции «<text:span text:style-name="T14">В любом месте </text:span><text:span text:style-name="T14">документа</text:span>)» эти служебные данные</text:p>
          <text:p text:style-name="P21">2. При выборе в <text:span text:style-name="T3">Диалоге Настроек</text:span> опции «<text:span text:style-name="T6">Верх Документа (До Названия Книги)</text:span>» эти служебные данные НЕ БУДУТ помещены в теги части &lt;Description&gt; fb2 файла, т.к. «Служебная область» в этом случае — до Названия Книги (а этот 6-й раздел — в самом низу этого документа. Его данные считались бы, если бы документ не имел бы отформатированного стилем «Book Title» абзаца).</text:p>
          <text:p text:style-name="P21"><text:span text:style-name="T3">3. Совет</text:span>: </text:p>
        </text:list-header>
        <text:list-item>
          <text:p text:style-name="P21">Если вам удобно размещать информацию о книге в самом <text:span text:style-name="T2">низу</text:span> текста, то включите опцию <text:span text:style-name="T3">Диалога Настроек</text:span> опции «<text:span text:style-name="T14">В любом месте документа</text:span>)», но при этом, если ваш документ очень большой, на считывание этих данных затратится несколько секунд (перебор всего текста). При маленьких объемах книги время на инициализацию конвертора практически ничтожно, как и в случае опции <text:soft-page-break/>«<text:span text:style-name="T6">Верх Документа (До Названия Книги)</text:span>».</text:p>
        </text:list-item>
        <text:list-item>
          <text:p text:style-name="P21">Если вам важна скорость инициализации конвертора, то размещайте информацию о книге в самом <text:span text:style-name="T2">верху</text:span> текста, при этом включите опцию <text:span text:style-name="T3">Диалога Настроек</text:span> опции «<text:span text:style-name="T6">Верх Документа (До Названия Книги)</text:span>» (задана по умолчанию). На больших документах инициализация конвертора практически мгновенная — перебор только до стиля Названия Документа.</text:p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80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Text_20_body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background-color="#94bd5e">
        <style:background-image/>
      </style:paragraph-properties>
      <style:text-properties fo:color="#0000ff"/>
    </style:style>
    <style:style style:name="_5f_PaperBook_20_Name" style:display-name="_PaperBook Name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993366"/>
    </style:style>
    <style:style style:name="_5f_PaperBook_20_Year" style:display-name="_PaperBook Yea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8000"/>
    </style:style>
    <style:style style:name="_5f_PaperBook_20_ISBN" style:display-name="_PaperBook ISBN" style:family="paragraph" style:next-style-name="Standard" style:master-page-name="">
      <style:paragraph-properties fo:margin-left="0cm" fo:margin-right="0cm" fo:text-align="start" style:justify-single-word="false" fo:text-indent="1.3cm" style:auto-text-indent="false" style:page-number="auto" fo:background-color="#ffcc99" style:shadow="none">
        <style:background-image/>
      </style:paragraph-properties>
      <style:text-properties fo:color="#000080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_5f_Book_20_Date_20_Value" style:display-name="_Book Date Valu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2300dc"/>
    </style:style>
    <style:style style:name="_5f_PaperBook_20_Publisher" style:display-name="_PaperBook Publishe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800000"/>
    </style:style>
    <style:style style:name="_5f_PaperBook_20_City" style:display-name="_PaperBook City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00ff"/>
    </style:style>
    <style:style style:name="_5f_Book_20_Date_20_Text" style:display-name="_Book Date Text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4700b8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Epigraph" style:display-name="Poem Epigraph" style:family="paragraph" style:next-style-name="Standard">
      <style:paragraph-properties fo:margin-left="6.001cm" fo:margin-right="0cm" fo:text-align="end" style:justify-single-word="false" fo:text-indent="0.711cm" style:auto-text-indent="false"/>
      <style:text-properties fo:color="#4700b8"/>
    </style:style>
    <style:style style:name="Poem_20_Epigraph_20_Author" style:display-name="Poem Epigraph Author" style:family="paragraph" style:next-style-name="Standard">
      <style:paragraph-properties fo:margin-left="6.5cm" fo:margin-right="0cm" fo:text-align="end" style:justify-single-word="false" fo:text-indent="0cm" style:auto-text-indent="false"/>
      <style:text-properties fo:color="#6633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PaperBook_20_Sequence" style:display-name="#PaperBook Sequence" style:family="text"/>
    <style:style style:name="_23_PaperBook_20_Sequence_20_Number" style:display-name="#PaperBook Sequence Number" style:family="text" style:parent-style-name="_23_PaperBook_20_Sequence"/>
    <style:style style:name="_23_Custom_20_Info_20_Type" style:display-name="#Custom Info Type" style:family="text">
      <style:text-properties fo:color="#2300dc"/>
    </style:style>
    <style:style style:name="_23_Custom_20_Info_20_Value" style:display-name="#Custom Info Value" style:family="text">
      <style:text-properties fo:color="#0047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07-11-28T09:36:06</meta:creation-date>
    <dc:date>2008-04-21T15:22:53</dc:date>
    <meta:editing-cycles>262</meta:editing-cycles>
    <meta:editing-duration>P1DT4H45M30S</meta:editing-duration>
    <meta:user-defined meta:name="Info 1"/>
    <meta:user-defined meta:name="Info 2"/>
    <meta:user-defined meta:name="Info 3"/>
    <meta:user-defined meta:name="Info 4"/>
    <meta:document-statistic meta:table-count="5" meta:image-count="7" meta:object-count="0" meta:page-count="11" meta:paragraph-count="257" meta:word-count="1809" meta:character-count="12074"/>
  </office:meta>
</office:document-meta>
</file>